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>
      <style:text-properties fo:color="#222222"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text-properties fo:color="#222222" style:font-name="Times New Roman" style:font-name-complex="Times New Roman"/>
    </style:style>
    <style:style style:name="P5" style:family="paragraph" style:parent-style-name="Standard" style:list-style-name="WW8Num1">
      <style:text-properties fo:color="#222222" style:font-name="Times New Roman" style:font-name-complex="Times New Roman"/>
    </style:style>
    <style:style style:name="P6" style:family="paragraph" style:parent-style-name="Standard">
      <style:paragraph-properties fo:margin-left="1.296cm" fo:margin-right="0cm" fo:orphans="2" fo:widows="2" fo:text-indent="0cm" style:auto-text-indent="false" style:writing-mode="lr-tb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color="#222222" style:font-name="Times New Roman" style:font-name-complex="Times New Roman"/>
    </style:style>
    <style:style style:name="T2" style:family="text">
      <style:text-properties fo:color="#222222" style:font-name="Times New Roman" fo:language="en" fo:country="US" style:font-name-complex="Times New Roman"/>
    </style:style>
    <style:style style:name="T3" style:family="text">
      <style:text-properties fo:color="#222222" style:font-name="Times New Roman" fo:language="ru" fo:country="RU" style:font-name-complex="Times New Roman"/>
    </style:style>
    <style:style style:name="T4" style:family="text">
      <style:text-properties fo:color="#222222" style:text-position="sub 58%" style:font-name="Times New Roman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Лабораторная работа №2</text:p>
      <text:p text:style-name="Standard"/>
      <text:list xml:id="list7548560544743709019" text:style-name="WW8Num1">
        <text:list-item>
          <text:p text:style-name="P1">Запустите эксперимент с 1000 виртуальных монет. Каждую монету подбрасывать 10 раз. Пусть с1- это первая монета, которую подбрасывают, с_rand - монета выбранная случайным образом из 1000, и c_min- эта монета, у которой минимальная частота решек (если таких несколько выбрать ту, что с меньшим номером). Пусть v1,v_rand, v_min –частота выпадения решек за 10 подбрасываний <text:s/>для трех вышеопределенных монет.</text:p>
        </text:list-item>
      </text:list>
      <text:p text:style-name="P6">Запустите эксперимент 100000 раз для того, чтобы получить полное распределение для v1,v_rand, v_min (с1,с_rand, с_min – меняются в каждом запуске эксперимента) <text:s/></text:p>
      <text:p text:style-name="Standard"><text:tab/>Найти среднее значение v_min. Какаие из монет имеют распределение Хефдинга для v? </text:p>
      <text:p text:style-name="Standard"/>
      <text:list xml:id="list34456795" text:continue-numbering="true" text:style-name="WW8Num1">
        <text:list-item>
          <text:p text:style-name="P1"><text:span text:style-name="T1">В этом лабораторном задании нужно создать собственную целевую функцию f и набор данных D, так же как для <text:s/>Алгоритма обучения Перcептрона (PLA). Пусть размерность входного пространства d = 2, чтобы вы могли визуализировать проблему, и предположим, что X = [-1,1] × [-1,1] с равномерной вероятностью выбора каждого x ∈X. В каждом прогоне выберите случайную прямую на плоскости в качестве вашей целевой функции f (сделайте это, взяв две случайные равномерно распределенные точки в [-1,1] × [-1,1] и проведите через них линию), где одна сторона линии отображается в y= +1, а другая – на y=-1. Выберите входные данные x</text:span><text:span text:style-name="T4">n</text:span><text:span text:style-name="T1"> как случайные точки (равномерно распределенные в X) и оцените целевую функцию для каждого x</text:span><text:span text:style-name="T4">n</text:span><text:span text:style-name="T1">, чтобы получить соответствующий выход y</text:span><text:span text:style-name="T4">n</text:span><text:span text:style-name="T1">.</text:span></text:p>
        </text:list-item>
      </text:list>
      <text:p text:style-name="Standard"><text:span text:style-name="T1"><text:s/>Возьмите N = 100. Используя Линейную регрессию найдите <text:s/>g и рассчитайте ошибку в выборке E_in, частота, с которой точки обучающей выборки классифицированы не верно. Повторите эксперимент 1000 раз и возьмите среднее (сохраните гипотезы g они будут использованы в следующем задании). </text:span></text:p>
      <text:list xml:id="list34450698" text:continue-numbering="true" text:style-name="WW8Num1">
        <text:list-item>
          <text:p text:style-name="P1"><text:span text:style-name="T1"><text:s text:c="2"/>Теперь сгенирируйте 1000 новых точек и используйте их для оценки ошибки вне выборки (out-of-sample error) E_out конечной гипотезы g , которую вы получили в пердыдущей задаче (число неправильно классифицированных точек вне выборки /число всех точек вне выборки). Опять повторите эксперимент 1000 раз и возьмите среднее.</text:span></text:p>
        </text:list-item>
        <text:list-item>
          <text:p text:style-name="P1"><text:span text:style-name="T1"><text:s/>Возьмите <text:s/>N = 10. После нахождения весов с использованием Линейной регрессии , используйте их как начальный вектор весов для </text:span><text:span text:style-name="T2">PLA</text:span><text:span text:style-name="T1">. </text:span><text:span text:style-name="T3">Запустите </text:span><text:span text:style-name="T1">PLA до тех пор пока все точки не будут правельно классифицированы. Найти среднее число итераций </text:span><text:span text:style-name="T2">PLA </text:span><text:span text:style-name="T3">(для 1000 прогонов) </text:span><text:span text:style-name="T1"><text:s/>(При применении <text:s/>PLA на каждой итерации точка выбирается случайным образом из множества не верно классифицированных точек).</text:span></text:p>
        </text:list-item>
      </text:list>
      <text:p text:style-name="P2"/>
      <text:p text:style-name="P3">Нелинейное преобразование данных. </text:p>
      <text:p text:style-name="P4">В этой задаче снова используйте Линейную регрессию для классификации данных. Целевая функция имеет вид:</text:p>
      <text:p text:style-name="P2"/>
      <text:p text:style-name="P4">f(x1,x2) = sign(x1<text:span text:style-name="T6">^2</text:span> + x2<text:span text:style-name="T6">^</text:span>2 −0.6) </text:p>
      <text:p text:style-name="P2"/>
      <text:p text:style-name="P4">Сгенерируйте обучающую выборку точек N = 1000 в пространстве </text:p>
      <text:p text:style-name="P4">X = [−1,1]×[−1,1] <text:s/>с равномерной вероятностью выбора каждой точки x ∈X. Сгенерируйте случайный шум меняя знак выходной функции для случайного подмножества (10%) всей сгенерированной выборки. <text:s/></text:p>
      <text:list xml:id="list34446760" text:continue-numbering="true" text:style-name="WW8Num1">
        <text:list-item>
          <text:p text:style-name="P5"><text:soft-page-break/>Проведите Линейную регрессию без нелинейного преобразования, т. е. <text:s/>Для вектора признаков (1,x1,x2), найдите веса w. <text:s/>Чему равна <text:s/>ошибка Ein? (Запустите эксперимент 1000 раз и возьмите среднее Ein )</text:p>
        </text:list-item>
      </text:list>
      <text:p text:style-name="P2"/>
      <text:list xml:id="list34457280" text:continue-numbering="true" text:style-name="WW8Num1">
        <text:list-item>
          <text:p text:style-name="P5">Сейчас преобразуйте N = 1000 учебных данных в следующий вектор признаков: (1,x1,x2,x1x2,x2 1,x2 2) <text:s/>Найдите вектор <text:s/>w˜ , который является решением Линейной регрессии. Какая из приведенных гипотез наиболее близка к вашей найденной? (Имеет наибольшую вероятность согласия в случайно выбранной точке). Усредните по нескольким прогонам, чтобы быть уверенным, что ваше решение устойчиво.</text:p>
        </text:list-item>
      </text:list>
      <text:p text:style-name="P2"/>
      <text:p text:style-name="Standard"><text:span text:style-name="T1">[a] g(x1,x2) = sign(−1−0.05x1 + 0.08x2 + 0.13x1x2 + 1.5x1</text:span><text:span text:style-name="T2">^2</text:span><text:span text:style-name="T1"> + 1.5x2</text:span><text:span text:style-name="T2">^2</text:span><text:span text:style-name="T1">)</text:span></text:p>
      <text:p text:style-name="P2"/>
      <text:p text:style-name="Standard"><text:span text:style-name="T1">[b] g(x1,x2) = sign(−1−0.05x1 + 0.08x2 + 0.13x1x2 + 1.5x1</text:span><text:span text:style-name="T2">^2</text:span><text:span text:style-name="T1"> + 15x2</text:span><text:span text:style-name="T2">^2</text:span><text:span text:style-name="T1">) </text:span></text:p>
      <text:p text:style-name="P2"/>
      <text:p text:style-name="Standard"><text:span text:style-name="T1">[c] g(x1,x2) = sign(−1−0.05x1 + 0.08x2 + 0.13x1x2 + 15x1</text:span><text:span text:style-name="T2">^2</text:span><text:span text:style-name="T1"> + 1.5x2</text:span><text:span text:style-name="T2">^2</text:span><text:span text:style-name="T1">) </text:span></text:p>
      <text:p text:style-name="P2"/>
      <text:p text:style-name="Standard"><text:span text:style-name="T1">[d] g(x1,x2) = sign(−1−1.5x1 + 0.08x2 + 0.13x1x2 + 0.05x1</text:span><text:span text:style-name="T2">^2</text:span><text:span text:style-name="T1"> + 0.05x2</text:span><text:span text:style-name="T2">^2</text:span><text:span text:style-name="T1">) </text:span></text:p>
      <text:p text:style-name="P2"/>
      <text:p text:style-name="Standard"><text:span text:style-name="T1">[e] g(x1,x2) = sign(−1−0.05x1 + 0.08x2 + 1.5x1x2 + 0.15x1</text:span><text:span text:style-name="T2">^2</text:span><text:span text:style-name="T1"> + 0.15x2</text:span><text:span text:style-name="T2">^2</text:span><text:span text:style-name="T1">) </text:span></text:p>
      <text:p text:style-name="P2"/>
      <text:p text:style-name="Standard"><text:span text:style-name="T2"><text:tab/>7. </text:span><text:span text:style-name="T3">Чему равна ощибка вне выборки </text:span><text:span text:style-name="T2"><text:s/>E_out </text:span><text:span text:style-name="T3">для вашей гипотезы из предыдущего примера </text:span><text:span text:style-name="T2">? </text:span><text:span text:style-name="T3">(Оцените ее сгенерируя </text:span><text:span text:style-name="T2"><text:s/>1000 </text:span><text:span text:style-name="T3">точек и добавляя шум как раньше</text:span><text:span text:style-name="T2">. </text:span><text:span text:style-name="T3">Усредните по </text:span><text:span text:style-name="T2">1000 </text:span><text:span text:style-name="T3">прогонам </text:span><text:span text:style-name="T2">.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WW8Num1z0" style:family="text">
      <style:text-properties style:font-name-complex="Ari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</dc:title>
    <meta:initial-creator>ekoluzaeva</meta:initial-creator>
    <meta:creation-date>2017-09-23T11:41:00</meta:creation-date>
    <dc:creator>kate </dc:creator>
    <dc:date>2017-10-21T14:27:08.86</dc:date>
    <meta:editing-cycles>2</meta:editing-cycles>
    <meta:editing-duration>PT1M</meta:editing-duration>
    <meta:document-statistic meta:table-count="0" meta:image-count="0" meta:object-count="0" meta:page-count="2" meta:paragraph-count="21" meta:word-count="581" meta:character-count="3953"/>
    <meta:generator>OpenOffice/4.1.2$Win32 OpenOffice.org_project/412m3$Build-9782</meta:generator>
  </office:meta>
</office:document-meta>
</file>